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dpoint : <text:span text:style-name="T1"><text:s/>bzw. Pipe ein USB Stecker am jeweiligen Controller</text:span></text:p>
      <text:p text:style-name="P1">HCI Host Controller Interface: <text:span text:style-name="T1">Standartschnittstelle, mit wohldefinierten befehlen(z.B. OHCI, EHCI)</text:span></text:p>
      <text:p text:style-name="P1">Device Class:<text:span text:style-name="T1"> Geräte in einer Device klasse können alle mit dem selben Treiber angesprochen werden</text:span></text:p>
      <text:p text:style-name="P1"><text:span text:style-name="T1"><text:tab/>-Im bDeviceClass feld steht welcher Klasse man angehört. Das Feld hat 8 bit</text:span></text:p>
      <text:p text:style-name="P1"><text:span text:style-name="T1"><text:tab/><text:tab/>-0x00 und 0xff sind reserviert</text:span></text:p>
      <text:p text:style-name="P1"><text:span text:style-name="T1"><text:tab/>-0x00 bedeutet keine einheitliche klasse → entweder bInterfaceClass für ein Interface auf dem gerät oder bFunctionClass wenn mehrere Interfaces gruppiert wirken</text:span></text:p>
      <text:p text:style-name="P1"><text:span text:style-name="T1"/></text:p>
      <text:p text:style-name="P2"><text:span text:style-name="T1">Pins:</text:span></text:p>
      <text:p text:style-name="P2"><text:span text:style-name="T1">___</text:span></text:p>
      <text:p text:style-name="P2"><text:span text:style-name="T2">|1| <text:s/>| Voltage</text:span></text:p>
      <text:p text:style-name="P2"><text:span text:style-name="T2">|2| <text:s/>| D-<text:tab/><text:tab/>Communication Halb Duplex mit D+ und D- aber nicht über zwei </text:span></text:p>
      <text:p text:style-name="P2"><text:span text:style-name="T2">|3| <text:s/>| D+<text:tab/>unabhängige simplex Leitungen(??!)</text:span></text:p>
      <text:p text:style-name="P2"><text:span text:style-name="T2">|4| <text:s/>| GND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5:02:00.84</meta:creation-date>
    <dc:date>2014-10-29T16:09:29.35</dc:date>
    <meta:editing-duration>PT52M14S</meta:editing-duration>
    <meta:editing-cycles>8</meta:editing-cycles>
    <meta:generator>OpenOffice.org/3.4.1$Win32 OpenOffice.org_project/341m1$Build-9593</meta:generator>
    <meta:document-statistic meta:table-count="0" meta:image-count="0" meta:object-count="0" meta:page-count="1" meta:paragraph-count="12" meta:word-count="102" meta:character-count="676"/>
  </office:meta>
</office:document-meta>
</file>